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office:value-type="string" calcext:value-type="string">
            <text:p>online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office:value-type="string" calcext:value-type="string">
            <text:p>onl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26.06.2023. </text:p>
            <text:p>      (18:00 - 21:10) 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29.06.2023. </text:p>
            <text:p>      (18:00 - 21:10) 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03.07.2023. </text:p>
            <text:p>      (18:00 - 21:10) 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04.07.2023. </text:p>
            <text:p>      (18:00 - 21:10) 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06.07.2023. </text:p>
            <text:p>      (18:00 - 21:10)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06-21T00:59:32.719346106</dc:date>
    <meta:editing-duration>PT24M27S</meta:editing-duration>
    <meta:editing-cycles>7</meta:editing-cycles>
    <meta:generator>LibreOffice/7.3.7.2$Linux_X86_64 LibreOffice_project/30$Build-2</meta:generator>
    <meta:document-statistic meta:table-count="1" meta:cell-count="68" meta:object-count="0"/>
  </office:meta>
</office:document-meta>
</file>